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quirements for a Simple HTTP Client:</text:p>
      <text:list xml:id="list3555405670" text:style-name="L1">
        <text:list-item>
          <text:p text:style-name="P1">Support for HTTP/1.1 and HTTP/2 protocols: The HTTP client should support both the HTTP/1.1 and HTTP/2 protocols.</text:p>
        </text:list-item>
        <text:list-item>
          <text:p text:style-name="P1">User-friendly interface: The client should have a user-friendly interface that is easy to understand and use.</text:p>
        </text:list-item>
        <text:list-item>
          <text:p text:style-name="P1">Cross-platform support: The client should be able to run on various platforms such as Windows, macOS, Linux, and mobile devices.</text:p>
        </text:list-item>
        <text:list-item>
          <text:p text:style-name="P1">SSL/TLS support: The client should support SSL/TLS encryption for secure communication with HTTPS servers.</text:p>
        </text:list-item>
        <text:list-item>
          <text:p text:style-name="P1">HTTP methods: The client should support the HTTP methods GET, POST, PUT, DELETE, HEAD, and OPTIONS.</text:p>
        </text:list-item>
        <text:list-item>
          <text:p text:style-name="P1">Authentication support: The client should support authentication mechanisms such as Basic, Digest, and OAuth.</text:p>
        </text:list-item>
        <text:list-item>
          <text:p text:style-name="P1">Request and response headers: The client should allow users to set custom request headers and display response headers.</text:p>
        </text:list-item>
        <text:list-item>
          <text:p text:style-name="P1">Timeouts: The client should have configurable timeouts for requests.</text:p>
        </text:list-item>
        <text:list-item>
          <text:p text:style-name="P1">Proxy support: The client should support HTTP proxy servers.</text:p>
        </text:list-item>
        <text:list-item>
          <text:p text:style-name="P1">Redirect handling: The client should automatically follow HTTP redirects unless instructed not to.</text:p>
        </text:list-item>
        <text:list-item>
          <text:p text:style-name="P1">Error handling: The client should provide clear error messages in case of network errors or HTTP errors such as 404 Not Found or 500 Internal Server Error.</text:p>
        </text:list-item>
        <text:list-item>
          <text:p text:style-name="P1">HTTP status codes: The client should provide HTTP status codes for successful and unsuccessful requests.</text:p>
        </text:list-item>
        <text:list-item>
          <text:p text:style-name="P1">Cookie support: The client should support cookies for maintaining state across requests.</text:p>
        </text:list-item>
        <text:list-item>
          <text:p text:style-name="P1">Caching: The client should support caching of responses to improve performance.</text:p>
        </text:list-item>
        <text:list-item>
          <text:p text:style-name="P1">GZIP support: The client should support GZIP compression for reducing the size of HTTP response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2T16:38:10.975814493</meta:creation-date>
    <dc:date>2023-04-22T16:38:45.268214720</dc:date>
    <meta:editing-duration>PT34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247" meta:character-count="1606" meta:non-whitespace-character-count="1390"/>
  </office:meta>
</office:document-meta>
</file>